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áblázat1" style:family="table">
      <style:table-properties style:width="18.493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áblázat1.A" style:family="table-column">
      <style:table-column-properties style:column-width="18.493cm"/>
    </style:style>
    <style:style style:name="Táblázat1.1" style:family="table-row">
      <style:table-row-properties style:min-row-height="0.002cm" fo:keep-together="auto"/>
    </style:style>
    <style:style style:name="Táblázat1.A1" style:family="table-cell">
      <style:table-cell-properties style:vertical-align="" fo:padding="0cm" fo:border="0.75pt solid #000001"/>
    </style:style>
    <style:style style:name="Táblázat3" style:family="table">
      <style:table-properties style:width="15.095cm" fo:margin-left="0.339cm" table:align="left"/>
    </style:style>
    <style:style style:name="Táblázat3.A" style:family="table-column">
      <style:table-column-properties style:column-width="3.9cm"/>
    </style:style>
    <style:style style:name="Táblázat3.B" style:family="table-column">
      <style:table-column-properties style:column-width="11.195cm"/>
    </style:style>
    <style:style style:name="Táblázat3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B1" style:family="table-cell">
      <style:table-cell-properties fo:padding="0.097cm" fo:border="0.05pt solid #000000"/>
    </style:style>
    <style:style style:name="Táblázat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B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B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4" style:family="table-cell">
      <style:table-cell-properties fo:padding="0.097cm" fo:border-left="0.05pt solid #000000" fo:border-right="none" fo:border-top="none" fo:border-bottom="0.05pt solid #000000"/>
    </style:style>
    <style:style style:name="Táblázat3.B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5" style:family="table-cell">
      <style:table-cell-properties fo:padding="0.097cm" fo:border-left="0.05pt solid #000000" fo:border-right="none" fo:border-top="none" fo:border-bottom="0.05pt solid #000000"/>
    </style:style>
    <style:style style:name="Táblázat3.B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6" style:family="table-cell">
      <style:table-cell-properties fo:padding="0.097cm" fo:border-left="0.05pt solid #000000" fo:border-right="none" fo:border-top="none" fo:border-bottom="0.05pt solid #000000"/>
    </style:style>
    <style:style style:name="Táblázat3.B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97cm" fo:border-left="0.05pt solid #000000" fo:border-right="none" fo:border-top="none" fo:border-bottom="0.05pt solid #000000"/>
    </style:style>
    <style:style style:name="Táblázat3.B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8" style:family="table-cell">
      <style:table-cell-properties fo:padding="0.097cm" fo:border-left="0.05pt solid #000000" fo:border-right="none" fo:border-top="none" fo:border-bottom="0.05pt solid #000000"/>
    </style:style>
    <style:style style:name="Táblázat3.B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" style:family="table">
      <style:table-properties style:width="18.493cm" fo:margin-top="0cm" fo:margin-bottom="0cm" table:align="left"/>
    </style:style>
    <style:style style:name="Táblázat2.A" style:family="table-column">
      <style:table-column-properties style:column-width="1.392cm"/>
    </style:style>
    <style:style style:name="Táblázat2.B" style:family="table-column">
      <style:table-column-properties style:column-width="8.49cm"/>
    </style:style>
    <style:style style:name="Táblázat2.C" style:family="table-column">
      <style:table-column-properties style:column-width="1.87cm"/>
    </style:style>
    <style:style style:name="Táblázat2.D" style:family="table-column">
      <style:table-column-properties style:column-width="2.369cm"/>
    </style:style>
    <style:style style:name="Táblázat2.E" style:family="table-column">
      <style:table-column-properties style:column-width="1.619cm"/>
    </style:style>
    <style:style style:name="Táblázat2.F" style:family="table-column">
      <style:table-column-properties style:column-width="2.753cm"/>
    </style:style>
    <style:style style:name="Táblázat2.1" style:family="table-row">
      <style:table-row-properties style:min-row-height="0.002cm" fo:keep-together="auto"/>
    </style:style>
    <style:style style:name="Táblázat2.A1" style:family="table-cell">
      <style:table-cell-properties style:vertical-align="middle" fo:padding="0cm" fo:border-left="0.75pt solid #000001" fo:border-right="none" fo:border-top="0.75pt solid #000001" fo:border-bottom="0.75pt solid #000001"/>
    </style:style>
    <style:style style:name="Táblázat2.B1" style:family="table-cell">
      <style:table-cell-properties style:vertical-align="" fo:padding="0cm" fo:border-left="0.75pt solid #000001" fo:border-right="none" fo:border-top="0.75pt solid #000001" fo:border-bottom="0.75pt solid #000001"/>
    </style:style>
    <style:style style:name="Táblázat2.F1" style:family="table-cell">
      <style:table-cell-properties style:vertical-align="" fo:padding="0cm" fo:border="0.75pt solid #000001"/>
    </style:style>
    <style:style style:name="Táblázat2.B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.A3" style:family="table-cell">
      <style:table-cell-properties style:vertical-align="" fo:padding="0cm" fo:border-left="0.75pt solid #000001" fo:border-right="none" fo:border-top="none" fo:border-bottom="0.75pt solid #000001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style:font-size-asian="12pt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style:font-size-asian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01e14a4" officeooo:paragraph-rsid="001e14a4" style:font-size-asian="12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1f3bbd" style:font-size-asian="12pt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2pt" style:font-size-asian="10.5pt" style:font-size-complex="12pt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fo:margin-left="0cm" fo:margin-right="0.007cm" fo:line-height="100%" fo:text-align="center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8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9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1f3bbd" style:font-size-asian="12pt"/>
    </style:style>
    <style:style style:name="P10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2be603" officeooo:paragraph-rsid="002be603" style:font-size-asian="12pt"/>
    </style:style>
    <style:style style:name="P11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officeooo:rsid="00134da1"/>
    </style:style>
    <style:style style:name="P12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officeooo:rsid="00134da1" officeooo:paragraph-rsid="00266b70"/>
    </style:style>
    <style:style style:name="P13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officeooo:rsid="002303f7" officeooo:paragraph-rsid="002303f7"/>
    </style:style>
    <style:style style:name="P14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officeooo:rsid="002303f7" officeooo:paragraph-rsid="002303f7"/>
    </style:style>
    <style:style style:name="P15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officeooo:rsid="002303f7" officeooo:paragraph-rsid="002303f7"/>
    </style:style>
    <style:style style:name="P16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officeooo:rsid="002303f7" officeooo:paragraph-rsid="00302702"/>
    </style:style>
    <style:style style:name="P17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weight="bold" officeooo:rsid="002303f7" officeooo:paragraph-rsid="002303f7" style:font-weight-asian="bold" style:font-weight-complex="bold"/>
    </style:style>
    <style:style style:name="P18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weight="bold" officeooo:rsid="00266b70" officeooo:paragraph-rsid="00266b70" style:font-weight-asian="bold" style:font-weight-complex="bold"/>
    </style:style>
    <style:style style:name="P19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weight="bold" officeooo:rsid="0027137a" officeooo:paragraph-rsid="0027137a" style:font-weight-asian="bold" style:font-weight-complex="bold"/>
    </style:style>
    <style:style style:name="P20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officeooo:rsid="002530f3" officeooo:paragraph-rsid="00282c11"/>
    </style:style>
    <style:style style:name="P21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officeooo:rsid="00266b70" officeooo:paragraph-rsid="00266b70"/>
    </style:style>
    <style:style style:name="P22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officeooo:rsid="00266b70" officeooo:paragraph-rsid="00282c11"/>
    </style:style>
    <style:style style:name="P23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use-window-font-color="true" style:font-name="Liberation Serif" fo:font-size="12pt" officeooo:paragraph-rsid="00282c11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officeooo:rsid="00266b70" officeooo:paragraph-rsid="00266b70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tyle="italic" fo:font-weight="normal" officeooo:rsid="00266b70" officeooo:paragraph-rsid="00266b70" style:font-style-asian="italic" style:font-weight-asian="normal" style:font-style-complex="italic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tyle="italic" fo:font-weight="normal" officeooo:rsid="002be24e" officeooo:paragraph-rsid="002be24e" style:font-style-asian="italic" style:font-weight-asian="normal" style:font-style-complex="italic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tyle="italic" fo:font-weight="normal" officeooo:rsid="002eeed6" officeooo:paragraph-rsid="002eeed6" style:font-style-asian="italic" style:font-weight-asian="normal" style:font-style-complex="italic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officeooo:rsid="002be24e" officeooo:paragraph-rsid="002be24e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officeooo:rsid="002eeed6" officeooo:paragraph-rsid="002eeed6"/>
    </style:style>
    <style:style style:name="P30" style:family="paragraph" style:parent-style-name="Standard" style:list-style-name="L1">
      <style:paragraph-properties fo:margin-left="0.9cm" fo:margin-right="0cm" fo:line-height="100%" fo:text-align="start" style:justify-single-word="false" fo:text-indent="-0.499cm" style:auto-text-indent="false">
        <style:tab-stops>
          <style:tab-stop style:position="1.087cm"/>
        </style:tab-stops>
      </style:paragraph-properties>
      <style:text-properties style:font-name="Liberation Serif" officeooo:rsid="00293647" officeooo:paragraph-rsid="00293647"/>
    </style:style>
    <style:style style:name="P31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officeooo:rsid="002303f7" officeooo:paragraph-rsid="002303f7"/>
    </style:style>
    <style:style style:name="P32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officeooo:rsid="002303f7" officeooo:paragraph-rsid="00302702"/>
    </style:style>
    <style:style style:name="T1" style:family="text">
      <style:text-properties officeooo:rsid="00266b70"/>
    </style:style>
    <style:style style:name="T2" style:family="text">
      <style:text-properties officeooo:rsid="00282c11"/>
    </style:style>
    <style:style style:name="T3" style:family="text">
      <style:text-properties fo:font-variant="normal" fo:text-transform="none" fo:letter-spacing="normal" fo:font-style="normal" fo:font-weight="normal" officeooo:rsid="00282c11"/>
    </style:style>
    <style:style style:name="T4" style:family="text">
      <style:text-properties fo:font-variant="normal" fo:text-transform="none" fo:letter-spacing="normal" fo:font-style="normal" fo:font-weight="normal" officeooo:rsid="002baf35"/>
    </style:style>
    <style:style style:name="T5" style:family="text">
      <style:text-properties officeooo:rsid="002eeed6"/>
    </style:style>
    <style:style style:name="T6" style:family="text">
      <style:text-properties officeooo:rsid="00302702"/>
    </style:style>
    <style:style style:name="T7" style:family="text">
      <style:text-properties officeooo:rsid="003067b2"/>
    </style:style>
    <style:style style:name="T8" style:family="text">
      <style:text-properties officeooo:rsid="003124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row table:style-name="Táblázat1.1">
          <table:table-cell table:style-name="Táblázat1.A1" office:value-type="string">
            <text:p text:style-name="P11"/>
            <text:p text:style-name="P19">Műszaki adatok</text:p>
            <text:p text:style-name="P23"><text:span text:style-name="T1">Mechanikai mérete:<text:tab/></text:span><text:span text:style-name="T3">300 x 2</text:span><text:span text:style-name="T4">5</text:span><text:span text:style-name="T3">0 x 120 mm</text:span></text:p>
            <text:p text:style-name="P20">T<text:span text:style-name="T1">ápfeszültség:<text:tab/>230 V AC</text:span></text:p>
            <text:p text:style-name="P22">Teljesítményfelvétel:<text:tab/><text:span text:style-name="T2">max. 26 W</text:span></text:p>
            <text:p text:style-name="P12"/>
            <text:p text:style-name="P18">Üzemmódok <text:span text:style-name="T2">és egyéb jellemzők</text:span></text:p>
            <table:table table:name="Táblázat3" table:style-name="Táblázat3">
              <table:table-column table:style-name="Táblázat3.A"/>
              <table:table-column table:style-name="Táblázat3.B"/>
              <table:table-row>
                <table:table-cell table:style-name="Táblázat3.A1" office:value-type="string">
                  <text:p text:style-name="P25"/>
                </table:table-cell>
                <table:table-cell table:style-name="Táblázat3.B1" office:value-type="string">
                  <text:p text:style-name="P27">Párásítás</text:p>
                </table:table-cell>
              </table:table-row>
              <table:table-row>
                <table:table-cell table:style-name="Táblázat3.A2" table:number-rows-spanned="2" office:value-type="string">
                  <text:p text:style-name="P25">Belső vezérlés</text:p>
                </table:table-cell>
                <table:table-cell table:style-name="Táblázat3.B2" office:value-type="string">
                  <text:p text:style-name="P29">kézi</text:p>
                </table:table-cell>
              </table:table-row>
              <table:table-row>
                <table:covered-table-cell/>
                <table:table-cell table:style-name="Táblázat3.B3" office:value-type="string">
                  <text:p text:style-name="P24">automata<text:line-break/>(időzített)</text:p>
                </table:table-cell>
              </table:table-row>
              <table:table-row>
                <table:table-cell table:style-name="Táblázat3.A8" office:value-type="string">
                  <text:p text:style-name="P25">Külső vezérlés</text:p>
                </table:table-cell>
                <table:table-cell table:style-name="Táblázat3.B4" office:value-type="string">
                  <text:p text:style-name="P24">+12 V-ra kapcsol be</text:p>
                </table:table-cell>
              </table:table-row>
              <table:table-row>
                <table:table-cell table:style-name="Táblázat3.A8" office:value-type="string">
                  <text:p text:style-name="P25">Kimeneti feszültség</text:p>
                </table:table-cell>
                <table:table-cell table:style-name="Táblázat3.B5" office:value-type="string">
                  <text:p text:style-name="P24">2<text:span text:style-name="T5">4</text:span> V AC</text:p>
                </table:table-cell>
              </table:table-row>
              <table:table-row>
                <table:table-cell table:style-name="Táblázat3.A8" office:value-type="string">
                  <text:p text:style-name="P25">Terhelhetőség</text:p>
                </table:table-cell>
                <table:table-cell table:style-name="Táblázat3.B6" office:value-type="string">
                  <text:p text:style-name="P24"><text:span text:style-name="T5">0,8</text:span> A</text:p>
                </table:table-cell>
              </table:table-row>
              <table:table-row>
                <table:table-cell table:style-name="Táblázat3.A8" office:value-type="string">
                  <text:p text:style-name="P25">Védelem</text:p>
                </table:table-cell>
                <table:table-cell table:style-name="Táblázat3.B7" office:value-type="string">
                  <text:p text:style-name="P24">olvadóbiztosíték <text:span text:style-name="T7">(lomha)</text:span></text:p>
                </table:table-cell>
              </table:table-row>
              <table:table-row>
                <table:table-cell table:style-name="Táblázat3.A8" office:value-type="string">
                  <text:p text:style-name="P26">Működés visszajelzés</text:p>
                </table:table-cell>
                <table:table-cell table:style-name="Táblázat3.B8" office:value-type="string">
                  <text:p text:style-name="P28"><text:span text:style-name="T5">izzó</text:span>, a védelem után</text:p>
                </table:table-cell>
              </table:table-row>
            </table:table>
            <text:p text:style-name="P21"/>
            <text:list xml:id="list4823632259648942364" text:style-name="L1">
              <text:list-item>
                <text:p text:style-name="P30">A készülék mechanikus 1 napos időkapcsolókat tartalmaz. A minimálisan beállítható kapcsolási idő 15 perc.</text:p>
              </text:list-item>
              <text:list-item>
                <text:p text:style-name="P30">A készülék <text:span text:style-name="T5">a nyomógomb megnyomásakor legfeljebb 5, a beállított időpont elérésekor csak 5 mp-ig áramot ad a kimenetre.</text:span></text:p>
              </text:list-item>
              <text:list-item>
                <text:p text:style-name="P30">Az olvadóbiztosíték <text:span text:style-name="T5">foglalata az előlapon </text:span>található.</text:p>
              </text:list-item>
            </text:list>
            <text:p text:style-name="P21"/>
            <text:p text:style-name="P17">Csatlakozók</text:p>
            <text:p text:style-name="P13">Cs1:</text:p>
            <text:p text:style-name="P14"><text:s text:c="2"/>1: GND</text:p>
            <text:p text:style-name="P14"><text:s text:c="2"/>2: <text:span text:style-name="T6">párásítás </text:span>külső vezérlés</text:p>
            <text:p text:style-name="P14"/>
            <text:p text:style-name="P14">Cs2:</text:p>
            <text:p text:style-name="P14"><text:s text:c="2"/>1: 230 V be <text:span text:style-name="T8">L</text:span></text:p>
            <text:p text:style-name="P14"><text:s text:c="2"/>2: 230 V be PE</text:p>
            <text:p text:style-name="P15"><text:s text:c="2"/>3: 230 V be <text:span text:style-name="T8">N</text:span></text:p>
            <text:p text:style-name="P15"><text:s text:c="2"/><text:span text:style-name="T8">4: -</text:span></text:p>
            <text:p text:style-name="P15"><text:s text:c="2"/><text:span text:style-name="T8">5</text:span>: <text:span text:style-name="T6">párásítás ki</text:span></text:p>
            <text:p text:style-name="P16"><text:s text:c="2"/><text:span text:style-name="T8">6</text:span>: <text:span text:style-name="T6">párásítás ki</text:span>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</table:table>
      <text:p text:style-name="P5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E"/>
        <table:table-column table:style-name="Táblázat2.F"/>
        <table:table-row table:style-name="Táblázat2.1">
          <table:table-cell table:style-name="Táblázat2.A1" table:number-rows-spanned="2" office:value-type="string">
            <text:p text:style-name="P4">Titles:</text:p>
          </table:table-cell>
          <table:table-cell table:style-name="Táblázat2.B1" office:value-type="string">
            <text:p text:style-name="P9">MM<text:span text:style-name="T7">2A</text:span> gombatermesztő automatika</text:p>
          </table:table-cell>
          <table:table-cell table:style-name="Táblázat2.B1" office:value-type="string">
            <text:p text:style-name="P2">Revision:</text:p>
          </table:table-cell>
          <table:table-cell table:style-name="Táblázat2.B1" office:value-type="string">
            <text:p text:style-name="P7">1.0</text:p>
          </table:table-cell>
          <table:table-cell table:style-name="Táblázat2.B1" office:value-type="string">
            <text:p text:style-name="P2">Pages:</text:p>
          </table:table-cell>
          <table:table-cell table:style-name="Táblázat2.F1" office:value-type="string">
            <text:p text:style-name="P1">1/1</text:p>
          </table:table-cell>
        </table:table-row>
        <table:table-row table:style-name="Táblázat2.1">
          <table:covered-table-cell/>
          <table:table-cell table:style-name="Táblázat2.B2" table:number-columns-spanned="5" office:value-type="string">
            <text:p text:style-name="P10">Műszaki adatok</text:p>
          </table:table-cell>
          <table:covered-table-cell/>
          <table:covered-table-cell/>
          <table:covered-table-cell/>
          <table:covered-table-cell/>
        </table:table-row>
        <table:table-row table:style-name="Táblázat2.1">
          <table:table-cell table:style-name="Táblázat2.A3" office:value-type="string">
            <text:p text:style-name="P2">Name:</text:p>
          </table:table-cell>
          <table:table-cell table:style-name="Táblázat2.A3" table:number-columns-spanned="3" office:value-type="string">
            <text:p text:style-name="P8">Pozsár Zsolt</text:p>
          </table:table-cell>
          <table:covered-table-cell/>
          <table:covered-table-cell/>
          <table:table-cell table:style-name="Táblázat2.A3" office:value-type="string">
            <text:p text:style-name="P2">Date:</text:p>
          </table:table-cell>
          <table:table-cell table:style-name="Táblázat2.B2" office:value-type="string">
            <text:p text:style-name="P3">2017-<text:span text:style-name="T8">11</text:span>-<text:span text:style-name="T8">24</text:span></text:p>
          </table:table-cell>
        </table:table-row>
      </table:table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class="text">
      <style:paragraph-properties fo:margin-top="0.423cm" fo:margin-bottom="0.208cm" loext:contextual-spacing="false" fo:keep-with-next="always"/>
      <style:text-properties style:font-name="Liberation Sans" fo:font-family="'Liberation Sans'" style:font-family-generic="swiss" style:font-pitch="variable" fo:font-size="14pt" fo:language="hu" fo:country="HU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08cm" loext:contextual-spacing="false" fo:line-height="120%"/>
      <style:text-properties fo:font-size="12pt" fo:language="hu" fo:country="HU" style:font-size-asian="12pt"/>
    </style:style>
    <style:style style:name="List" style:family="paragraph" style:parent-style-name="Text_20_body" style:default-outline-level="" style:class="list">
      <style:paragraph-properties fo:margin-top="0cm" fo:margin-bottom="0.208cm" loext:contextual-spacing="false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text-properties fo:font-size="12pt" fo:language="hu" fo:country="HU" style:font-size-asian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ontents_20_2" style:display-name="Contents 2" style:family="paragraph" style:parent-style-name="Index" style:default-outline-level="" style:class="index">
      <style:paragraph-properties fo:margin-left="2.54cm" fo:margin-right="0cm" fo:text-indent="-0.757cm" style:auto-text-indent="false"/>
      <style:text-properties fo:font-size="12pt" fo:language="hu" fo:country="HU" style:font-size-asian="12pt"/>
    </style:style>
    <style:style style:name="Contents_20_3" style:display-name="Contents 3" style:family="paragraph" style:parent-style-name="Index" style:default-outline-level="" style:class="index">
      <style:paragraph-properties fo:margin-left="3.81cm" fo:margin-right="0cm" fo:text-indent="-0.757cm" style:auto-text-indent="false"/>
      <style:text-properties fo:font-size="12pt" fo:language="hu" fo:country="HU" style:font-size-asian="12pt"/>
    </style:style>
    <style:style style:name="Contents_20_4" style:display-name="Contents 4" style:family="paragraph" style:parent-style-name="Index" style:default-outline-level="" style:class="index">
      <style:paragraph-properties fo:margin-left="5.08cm" fo:margin-right="0cm" fo:text-indent="-0.757cm" style:auto-text-indent="false"/>
      <style:text-properties fo:font-size="12pt" fo:language="hu" fo:country="HU" style:font-size-asian="12pt"/>
    </style:style>
    <style:style style:name="WW-Table_20_Contents1" style:display-name="WW-Table Contents1" style:family="paragraph" style:default-outline-level="">
      <style:text-properties fo:font-size="12pt" fo:language="hu" fo:country="HU" style:font-size-asian="12pt"/>
    </style:style>
    <style:style style:name="WW-Table_20_Heading1" style:display-name="WW-Table Heading1" style:family="paragraph" style:parent-style-name="WW-Table_20_Contents1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Index" style:family="paragraph" style:parent-style-name="Standard" style:default-outline-level="">
      <style:text-properties fo:font-size="12pt" fo:language="hu" fo:country="HU" style:font-size-asian="12pt"/>
    </style:style>
    <style:style style:name="Upper_20_Case_20_List" style:display-name="Upp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Tick_20_List" style:display-name="Tick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Heading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Contents_20_Header" style:display-name="Contents Header" style:family="paragraph" style:default-outline-level="">
      <style:paragraph-properties fo:margin-top="0.423cm" fo:margin-bottom="0.208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language="hu" fo:country="HU" fo:font-weight="bold" style:font-size-asian="16pt" style:font-weight-asian="bold"/>
    </style:style>
    <style:style style:name="WW-Table_20_Heading" style:display-name="WW-Table Heading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Index11" style:family="paragraph" style:default-outline-level="">
      <style:text-properties fo:font-size="12pt" fo:language="hu" fo:country="HU"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57cm" style:type="center"/>
          <style:tab-stop style:position="15.917cm" style:type="right"/>
        </style:tab-stops>
      </style:paragraph-properties>
      <style:text-properties fo:font-size="12pt" fo:language="hu" fo:country="HU" style:font-size-asian="12pt"/>
    </style:style>
    <style:style style:name="Chapter_20_Heading" style:display-name="Chapter Heading" style:family="paragraph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WW-caption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Heading1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r_20_List" style:display-name="Star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caption1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Hand_20_List" style:display-name="Ha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ox_20_List" style:display-name="Box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Numbered_20_List" style:display-name="Number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Heart_20_List" style:display-name="Hear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Heading12" style:display-name="WW-Table Heading12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Bullet_20_List" style:display-name="Bulle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quare_20_List" style:display-name="Squar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Contents" style:display-name="WW-Table Contents" style:family="paragraph" style:parent-style-name="Standard" style:default-outline-level="">
      <style:text-properties fo:font-size="12pt" fo:language="hu" fo:country="HU" style:font-size-asian="12pt"/>
    </style:style>
    <style:style style:name="Contents_20_1" style:display-name="Contents 1" style:family="paragraph" style:parent-style-name="Standard" style:default-outline-level="" style:class="index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Heading11" style:family="paragraph" style:parent-style-name="Standard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Heading_20_4" style:display-name="Heading 4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Diamond_20_List" style:display-name="Diamo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2pt" fo:language="hu" fo:country="HU" style:font-size-asian="12pt"/>
    </style:style>
    <style:style style:name="Heading_20_1" style:display-name="Heading 1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7pt" fo:language="hu" fo:country="HU" fo:font-weight="bold" style:font-size-asian="17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4pt" fo:language="hu" fo:country="HU" fo:font-weight="bold" style:font-size-asian="14pt" style:font-weight-asian="bold"/>
    </style:style>
    <style:style style:name="Implies_20_List" style:display-name="Implies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Index1" style:family="paragraph" style:parent-style-name="Standard" style:default-outline-level="">
      <style:text-properties fo:font-size="12pt" fo:language="hu" fo:country="HU" style:font-size-asian="12pt"/>
    </style:style>
    <style:style style:name="Lower_20_Roman_20_List" style:display-name="Lower Roman List" style:family="paragraph" style:parent-style-name="Standard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Heading_20_3" style:display-name="Heading 3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WW-Table_20_Contents12" style:display-name="WW-Table Contents12" style:family="paragraph" style:parent-style-name="Standard" style:default-outline-level="">
      <style:text-properties fo:font-size="12pt" fo:language="hu" fo:country="HU" style:font-size-asian="12pt"/>
    </style:style>
    <style:style style:name="Triangle_20_List" style:display-name="Triangl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Dashed_20_List" style:display-name="Dash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08cm" loext:contextual-spacing="false" fo:text-indent="0cm" style:auto-text-indent="false"/>
      <style:text-properties fo:font-size="12pt" fo:language="hu" fo:country="HU" style:font-size-asian="12pt"/>
    </style:style>
    <style:style style:name="WW-Reference123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Footnote" style:family="text">
      <style:text-properties fo:font-size="10pt" fo:language="hu" fo:country="HU" style:font-size-asian="10pt"/>
    </style:style>
    <style:style style:name="Endnote_20_Symbol" style:display-name="Endnote Symbol" style:family="text" style:parent-style-name="Standard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2" style:display-name="WW-Endnote Symbol12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ndard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" style:display-name="WW-Endnote Symbol1" style:family="text">
      <style:text-properties fo:font-size="12pt" fo:language="hu" fo:country="HU" style:font-size-asian="12pt"/>
    </style:style>
    <style:style style:name="Reference" style:family="text">
      <style:text-properties fo:font-size="10pt" fo:language="hu" fo:country="HU" style:font-size-asian="10pt"/>
    </style:style>
    <style:style style:name="WW-Reference12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WW-Endnote_20_Symbol" style:display-name="WW-Endnote Symbol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Reference1" style:family="text">
      <style:text-properties fo:font-size="10pt" fo:language="hu" fo:country="HU" style:font-size-asian="10pt"/>
    </style:style>
    <style:style style:name="WW-Reference" style:family="text">
      <style:text-properties fo:font-size="10pt" fo:language="hu" fo:country="HU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0.998cm" fo:margin-left="1.249cm" fo:margin-right="1.249cm" style:writing-mode="lr-tb" style:layout-grid-color="#c0c0c0" style:layout-grid-lines="2745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date>2017-11-24T19:44:52.608807285</dc:date>
    <dc:creator>Pozsár Zsolt</dc:creator>
    <meta:editing-duration>PT3H33M10S</meta:editing-duration>
    <meta:editing-cycles>29</meta:editing-cycles>
    <meta:document-statistic meta:table-count="3" meta:image-count="0" meta:object-count="0" meta:page-count="1" meta:paragraph-count="45" meta:word-count="139" meta:character-count="853" meta:non-whitespace-character-count="744"/>
  </office:meta>
</office:document-meta>
</file>